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8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32cm" svg:height="1.17cm" svg:x="1.962cm" svg:y="1.662cm">
          <draw:text-box>
            <text:p>c<text:span text:style-name="T1">1</text:span> , 3</text:p>
          </draw:text-box>
        </draw:frame>
        <draw:circle draw:style-name="gr2" draw:text-style-name="P1" draw:layer="layout" svg:width="1.016cm" svg:height="1.016cm" svg:x="2.397cm" svg:y="2.778cm">
          <text:p text:style-name="P1">a</text:p>
        </draw:circle>
        <draw:circle draw:style-name="gr2" draw:text-style-name="P1" draw:layer="layout" svg:width="1.016cm" svg:height="1.016cm" svg:x="7.197cm" svg:y="2.777cm">
          <text:p text:style-name="P1">b</text:p>
        </draw:circle>
        <draw:circle draw:style-name="gr2" draw:text-style-name="P1" draw:layer="layout" svg:width="1.016cm" svg:height="1.016cm" svg:x="2.397cm" svg:y="6.377cm">
          <text:p text:style-name="P1">d</text:p>
        </draw:circle>
        <draw:line draw:style-name="gr3" draw:text-style-name="P1" draw:layer="layout" svg:x1="3.413cm" svg:y1="6.842cm" svg:x2="7.223cm" svg:y2="6.842cm">
          <text:p/>
        </draw:line>
        <draw:circle draw:style-name="gr2" draw:text-style-name="P1" draw:layer="layout" svg:width="1.016cm" svg:height="1.016cm" svg:x="7.197cm" svg:y="6.376cm">
          <text:p text:style-name="P1">e</text:p>
        </draw:circle>
        <draw:circle draw:style-name="gr2" draw:text-style-name="P1" draw:layer="layout" svg:width="1.016cm" svg:height="1.016cm" svg:x="11.995cm" svg:y="6.375cm">
          <text:p text:style-name="P1">f</text:p>
        </draw:circle>
        <draw:line draw:style-name="gr3" draw:text-style-name="P1" draw:layer="layout" svg:x1="2.905cm" svg:y1="6.334cm" svg:x2="2.905cm" svg:y2="3.794cm">
          <text:p/>
        </draw:line>
        <draw:line draw:style-name="gr3" draw:text-style-name="P1" draw:layer="layout" svg:x1="7.731cm" svg:y1="6.334cm" svg:x2="7.704cm" svg:y2="3.794cm">
          <text:p/>
        </draw:line>
        <draw:line draw:style-name="gr3" draw:text-style-name="P1" draw:layer="layout" svg:x1="8.212cm" svg:y1="6.841cm" svg:x2="12.022cm" svg:y2="6.841cm">
          <text:p/>
        </draw:line>
        <draw:line draw:style-name="gr3" draw:text-style-name="P1" draw:layer="layout" svg:x1="8.211cm" svg:y1="3.24cm" svg:x2="12.021cm" svg:y2="3.24cm">
          <text:p/>
        </draw:line>
        <draw:circle draw:style-name="gr2" draw:text-style-name="P1" draw:layer="layout" svg:width="1.016cm" svg:height="1.016cm" svg:x="11.994cm" svg:y="2.774cm">
          <text:p text:style-name="P1">c</text:p>
        </draw:circle>
        <draw:line draw:style-name="gr3" draw:text-style-name="P1" draw:layer="layout" svg:x1="12.531cm" svg:y1="6.333cm" svg:x2="12.504cm" svg:y2="3.793cm">
          <text:p/>
        </draw:line>
        <draw:frame draw:style-name="gr1" draw:layer="layout" svg:width="2.032cm" svg:height="1.17cm" svg:x="1.962cm" svg:y="7.362cm">
          <draw:text-box>
            <text:p>c<text:span text:style-name="T1">2</text:span> , 1</text:p>
          </draw:text-box>
        </draw:frame>
        <draw:frame draw:style-name="gr1" draw:layer="layout" svg:width="2.032cm" svg:height="1.17cm" svg:x="6.662cm" svg:y="1.662cm">
          <draw:text-box>
            <text:p>c<text:span text:style-name="T1">3</text:span> , 0</text:p>
          </draw:text-box>
        </draw:frame>
        <draw:frame draw:style-name="gr1" draw:layer="layout" svg:width="2.032cm" svg:height="1.17cm" svg:x="6.762cm" svg:y="7.362cm">
          <draw:text-box>
            <text:p>c<text:span text:style-name="T1">3</text:span> , 0</text:p>
          </draw:text-box>
        </draw:frame>
        <draw:frame draw:style-name="gr1" draw:layer="layout" svg:width="2.032cm" svg:height="1.17cm" svg:x="11.562cm" svg:y="7.362cm">
          <draw:text-box>
            <text:p>c<text:span text:style-name="T1">2</text:span> , 1</text:p>
          </draw:text-box>
        </draw:frame>
        <draw:frame draw:style-name="gr1" draw:layer="layout" svg:width="2.032cm" svg:height="1.17cm" svg:x="11.362cm" svg:y="1.662cm">
          <draw:text-box>
            <text:p>c<text:span text:style-name="T1">1</text:span> ,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9.013cm" fo:margin-left="1cm" fo:margin-right="7.3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8T17:46:34.02</meta:creation-date>
    <dc:date>2012-07-18T18:40:40.33</dc:date>
    <meta:editing-duration>PT7M48S</meta:editing-duration>
    <meta:editing-cycles>2</meta:editing-cycles>
    <meta:generator>OpenOffice.org/3.4$Win32 OpenOffice.org_project/340m1$Build-9590</meta:generator>
    <meta:document-statistic meta:object-count="18"/>
  </office:meta>
</office:document-meta>
</file>